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BD000000FC05697A655C4E96D98.jpg" manifest:media-type="image/jpeg"/>
  <manifest:file-entry manifest:full-path="Pictures/1000000000000BD000000FC086E064860B26103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0422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90905_USC_pool <text:s text:c="85"/>200313_pool_redo-UCDavis</text:p>
      <text:p text:style-name="Standard"><draw:frame draw:style-name="fr1" draw:name="Image1" text:anchor-type="char" svg:x="0.049cm" svg:y="0.296cm" svg:width="9.391cm" svg:height="12.52cm" draw:z-index="0"><draw:image xlink:href="Pictures/1000000000000BD000000FC086E064860B261031.jpg" xlink:type="simple" xlink:show="embed" xlink:actuate="onLoad" loext:mime-type="image/jpeg"/></draw:frame><draw:frame draw:style-name="fr1" draw:name="Image2" text:anchor-type="char" svg:x="12.647cm" svg:y="0.34cm" svg:width="9.507cm" svg:height="12.677cm" draw:z-index="1"><draw:image xlink:href="Pictures/1000000000000BD000000FC05697A655C4E96D98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6.2$Linux_X86_64 LibreOffice_project/40$Build-2</meta:generator>
    <dc:date>2020-11-02T16:12:44.071347032</dc:date>
    <meta:editing-duration>PT2M27S</meta:editing-duration>
    <meta:editing-cycles>3</meta:editing-cycles>
    <dc:creator>Jesse McNichol</dc:creator>
    <meta:document-statistic meta:table-count="0" meta:image-count="2" meta:object-count="0" meta:page-count="2" meta:paragraph-count="1" meta:word-count="2" meta:character-count="125" meta:non-whitespace-character-count="39"/>
  </office:meta>
</office:document-meta>
</file>